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.00005927758383" calcext:value-type="float">
            <text:p>1,0000592775838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.9999449390034" calcext:value-type="float">
            <text:p>1,999944939003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SUM(6+8*[.B5]) + (6*[.B5] + 4*[.B6])/[.B5] + (6*[.B6] + 16)/[.B6]" office:value-type="float" office:value="42.0000000472273" calcext:value-type="float">
            <text:p>42,0000000472273</text:p>
          </table:table-cell>
        </table:table-row>
        <table:named-expressions>
          <table:named-expression table:name="solver_acr" table:base-cell-address="$Sheet1.$A$1" table:expression="0"/>
          <table:named-range table:name="solver_adj" table:base-cell-address="$Sheet1.$A$1" table:cell-range-address=".$B$5:.$B$6"/>
          <table:named-expression table:name="solver_asr" table:base-cell-address="$Sheet1.$A$1" table:expression="0.5"/>
          <table:named-expression table:name="solver_ccoeff" table:base-cell-address="$Sheet1.$A$1" table:expression="0.729"/>
          <table:named-expression table:name="solver_cog" table:base-cell-address="$Sheet1.$A$1" table:expression="1.494"/>
          <table:named-expression table:name="solver_crpb" table:base-cell-address="$Sheet1.$A$1" table:expression="0.9"/>
          <table:named-expression table:name="solver_eng" table:base-cell-address="$Sheet1.$A$1" table:expression="3"/>
          <table:named-expression table:name="solver_enst" table:base-cell-address="$Sheet1.$A$1" table:expression="1"/>
          <table:named-expression table:name="solver_gvr" table:base-cell-address="$Sheet1.$A$1" table:expression="1"/>
          <table:named-expression table:name="solver_lcy" table:base-cell-address="$Sheet1.$A$1" table:expression="2000"/>
          <table:named-range table:name="solver_lhs1" table:base-cell-address="$Sheet1.$A$1" table:cell-range-address=".$B$5"/>
          <table:named-range table:name="solver_lhs2" table:base-cell-address="$Sheet1.$A$1" table:cell-range-address=".$B$6"/>
          <table:named-range table:name="solver_lhs3" table:base-cell-address="$Sheet1.$A$1" table:cell-range-address=".$B$5"/>
          <table:named-range table:name="solver_lhs4" table:base-cell-address="$Sheet1.$A$1" table:cell-range-address=".$B$6"/>
          <table:named-expression table:name="solver_lo_eng" table:base-cell-address="$Sheet1.$A$1" table:expression="&quot;com.sun.star.comp.Calc.NLPSolver.DEPSSolverImpl&quot;"/>
          <table:named-expression table:name="solver_mtpb" table:base-cell-address="$Sheet1.$A$1" table:expression="0"/>
          <table:named-expression table:name="solver_num" table:base-cell-address="$Sheet1.$A$1" table:expression="4"/>
          <table:named-range table:name="solver_opt" table:base-cell-address="$Sheet1.$A$1" table:cell-range-address=".$B$9"/>
          <table:named-expression table:name="solver_prng" table:base-cell-address="$Sheet1.$A$1" table:expression="0"/>
          <table:named-expression table:name="solver_rel1" table:base-cell-address="$Sheet1.$A$1" table:expression="3"/>
          <table:named-expression table:name="solver_rel2" table:base-cell-address="$Sheet1.$A$1" table:expression="3"/>
          <table:named-expression table:name="solver_rel3" table:base-cell-address="$Sheet1.$A$1" table:expression="1"/>
          <table:named-expression table:name="solver_rel4" table:base-cell-address="$Sheet1.$A$1" table:expression="1"/>
          <table:named-expression table:name="solver_rhs1" table:base-cell-address="$Sheet1.$A$1" table:expression="1"/>
          <table:named-expression table:name="solver_rhs2" table:base-cell-address="$Sheet1.$A$1" table:expression="1"/>
          <table:named-expression table:name="solver_rhs3" table:base-cell-address="$Sheet1.$A$1" table:expression="4"/>
          <table:named-expression table:name="solver_rhs4" table:base-cell-address="$Sheet1.$A$1" table:expression="4"/>
          <table:named-expression table:name="solver_rsp" table:base-cell-address="$Sheet1.$A$1" table:expression="0"/>
          <table:named-expression table:name="solver_slim" table:base-cell-address="$Sheet1.$A$1" table:expression="70"/>
          <table:named-expression table:name="solver_smax" table:base-cell-address="$Sheet1.$A$1" table:expression="0.5"/>
          <table:named-expression table:name="solver_smin" table:base-cell-address="$Sheet1.$A$1" table:expression="0.5"/>
          <table:named-expression table:name="solver_soc" table:base-cell-address="$Sheet1.$A$1" table:expression="1.494"/>
          <table:named-expression table:name="solver_ssz" table:base-cell-address="$Sheet1.$A$1" table:expression="70"/>
          <table:named-expression table:name="solver_stol" table:base-cell-address="$Sheet1.$A$1" table:expression="0.000001"/>
          <table:named-expression table:name="solver_typ" table:base-cell-address="$Sheet1.$A$1" table:expression="2"/>
          <table:named-expression table:name="solver_vrt" table:base-cell-address="$Sheet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22:20:03.578943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2:01:06.878071745</meta:creation-date>
    <dc:date>2024-06-25T22:22:29.454253337</dc:date>
    <meta:editing-duration>PT16M7S</meta:editing-duration>
    <meta:editing-cycles>5</meta:editing-cycles>
    <meta:generator>LibreOffice/24.2.4.2$Linux_X86_64 LibreOffice_project/420$Build-2</meta:generator>
    <meta:document-statistic meta:table-count="1" meta:cell-count="6" meta:object-count="0"/>
  </office:meta>
</office:document-meta>
</file>